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p11-09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Czas Tme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50" calcext:value-type="float">
            <text:p>3150</text:p>
          </table:table-cell>
          <table:table-cell/>
          <table:table-cell table:formula="of:=([.B2]-[.$B$19])^2" office:value-type="float" office:value="98010.7377777778" calcext:value-type="float">
            <text:p>98010.73777777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69" calcext:value-type="float">
            <text:p>2669</text:p>
          </table:table-cell>
          <table:table-cell/>
          <table:table-cell table:formula="of:=([.B3]-[.$B$19])^2" office:value-type="float" office:value="28201.6044444445" calcext:value-type="float">
            <text:p>28201.60444444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60" calcext:value-type="float">
            <text:p>2860</text:p>
          </table:table-cell>
          <table:table-cell/>
          <table:table-cell table:formula="of:=([.B4]-[.$B$19])^2" office:value-type="float" office:value="532.071111111108" calcext:value-type="float">
            <text:p>532.0711111111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33" calcext:value-type="float">
            <text:p>3033</text:p>
          </table:table-cell>
          <table:table-cell/>
          <table:table-cell table:formula="of:=([.B5]-[.$B$19])^2" office:value-type="float" office:value="38442.1377777778" calcext:value-type="float">
            <text:p>38442.13777777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64" calcext:value-type="float">
            <text:p>2364</text:p>
          </table:table-cell>
          <table:table-cell/>
          <table:table-cell table:formula="of:=([.B6]-[.$B$19])^2" office:value-type="float" office:value="223665.937777778" calcext:value-type="float">
            <text:p>223665.9377777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23" calcext:value-type="float">
            <text:p>2423</text:p>
          </table:table-cell>
          <table:table-cell/>
          <table:table-cell table:formula="of:=([.B7]-[.$B$19])^2" office:value-type="float" office:value="171340.804444444" calcext:value-type="float">
            <text:p>171340.8044444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62" calcext:value-type="float">
            <text:p>2862</text:p>
          </table:table-cell>
          <table:table-cell/>
          <table:table-cell table:formula="of:=([.B8]-[.$B$19])^2" office:value-type="float" office:value="628.337777777775" calcext:value-type="float">
            <text:p>628.3377777777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75" calcext:value-type="float">
            <text:p>2575</text:p>
          </table:table-cell>
          <table:table-cell/>
          <table:table-cell table:formula="of:=([.B9]-[.$B$19])^2" office:value-type="float" office:value="68609.0711111111" calcext:value-type="float">
            <text:p>68609.07111111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3" calcext:value-type="float">
            <text:p>2843</text:p>
          </table:table-cell>
          <table:table-cell/>
          <table:table-cell table:formula="of:=([.B10]-[.$B$19])^2" office:value-type="float" office:value="36.8044444444437" calcext:value-type="float">
            <text:p>36.80444444444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7" calcext:value-type="float">
            <text:p>2827</text:p>
          </table:table-cell>
          <table:table-cell/>
          <table:table-cell table:formula="of:=([.B11]-[.$B$19])^2" office:value-type="float" office:value="98.6711111111123" calcext:value-type="float">
            <text:p>98.67111111111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61" calcext:value-type="float">
            <text:p>3161</text:p>
          </table:table-cell>
          <table:table-cell/>
          <table:table-cell table:formula="of:=([.B12]-[.$B$19])^2" office:value-type="float" office:value="105019.204444444" calcext:value-type="float">
            <text:p>105019.2044444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34" calcext:value-type="float">
            <text:p>3134</text:p>
          </table:table-cell>
          <table:table-cell/>
          <table:table-cell table:formula="of:=([.B13]-[.$B$19])^2" office:value-type="float" office:value="88248.6044444444" calcext:value-type="float">
            <text:p>88248.60444444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24" calcext:value-type="float">
            <text:p>3124</text:p>
          </table:table-cell>
          <table:table-cell/>
          <table:table-cell table:formula="of:=([.B14]-[.$B$19])^2" office:value-type="float" office:value="82407.2711111111" calcext:value-type="float">
            <text:p>82407.27111111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70" calcext:value-type="float">
            <text:p>2570</text:p>
          </table:table-cell>
          <table:table-cell/>
          <table:table-cell table:formula="of:=([.B15]-[.$B$19])^2" office:value-type="float" office:value="71253.4044444445" calcext:value-type="float">
            <text:p>71253.40444444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9" calcext:value-type="float">
            <text:p>2959</text:p>
          </table:table-cell>
          <table:table-cell/>
          <table:table-cell table:formula="of:=([.B16]-[.$B$19])^2" office:value-type="float" office:value="14900.2711111111" calcext:value-type="float">
            <text:p>14900.271111111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unt </text:p>
          </table:table-cell>
          <table:table-cell table:formula="of:=COUNT([.B2:.B16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16])" office:value-type="float" office:value="2836.93333333333" calcext:value-type="float">
            <text:p>2836.93333333333</text:p>
          </table:table-cell>
          <table:table-cell office:value-type="string" calcext:value-type="string">
            <text:p>Sum</text:p>
          </table:table-cell>
          <table:table-cell table:formula="of:=SUM([.D2:.D16])" office:value-type="float" office:value="991394.933333333" calcext:value-type="float">
            <text:p>991394.9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^2</text:p>
          </table:table-cell>
          <table:table-cell table:formula="of:=[.D19]/[.B18]" office:value-type="float" office:value="66092.9955555555" calcext:value-type="float">
            <text:p>66092.99555555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</text:p>
          </table:table-cell>
          <table:table-cell table:formula="of:=SQRT([.B20])" office:value-type="float" office:value="257.085580217086" calcext:value-type="float">
            <text:p>257.08558021708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Left boundary</text:p>
          </table:table-cell>
          <table:table-cell table:formula="of:=[.$B$19]-([.$B$21]*[.$B28])/SQRT([.$B$24])" office:value-type="float" office:value="2689.56716024269" calcext:value-type="float">
            <text:p>2689.56716024269</text:p>
          </table:table-cell>
          <table:table-cell table:number-columns-repeated="2"/>
          <table:table-cell office:value-type="string" calcext:value-type="string">
            <text:p>P_value for assumption \mu = Mean X</text:p>
          </table:table-cell>
        </table:table-row>
        <table:table-row table:style-name="ro1">
          <table:table-cell office:value-type="string" calcext:value-type="string">
            <text:p>n-1</text:p>
          </table:table-cell>
          <table:table-cell table:formula="of:=[.B18]-1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Right boundary</text:p>
          </table:table-cell>
          <table:table-cell table:formula="of:=[.$B$19]-([.$B$21]*[.$B27])/SQRT([.$B$24])" office:value-type="float" office:value="2984.29950642398" calcext:value-type="float">
            <text:p>2984.29950642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/2</text:p>
          </table:table-cell>
          <table:table-cell table:formula="of:=[.B23]/2" office:value-type="float" office:value="0.025" calcext:value-type="float">
            <text:p>0.0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Alpha/2</text:p>
          </table:table-cell>
          <table:table-cell table:formula="of:=1-[.B25]" office:value-type="float" office:value="0.975" calcext:value-type="float">
            <text:p>0.9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_Alpha/2</text:p>
          </table:table-cell>
          <table:table-cell table:formula="of:=COM.MICROSOFT.T.INV([.B25];[.B24])" office:value-type="float" office:value="-2.1447866879178" calcext:value-type="float">
            <text:p>-2.14478668791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_1-Alpha/2</text:p>
          </table:table-cell>
          <table:table-cell table:formula="of:=COM.MICROSOFT.T.INV([.B26];[.B24])" office:value-type="float" office:value="2.1447866879178" calcext:value-type="float">
            <text:p>2.144786687917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2T22:04:41.113463664</dc:date>
    <meta:editing-duration>PT37M15S</meta:editing-duration>
    <meta:editing-cycles>2</meta:editing-cycles>
    <meta:generator>LibreOffice/6.0.7.3$Linux_X86_64 LibreOffice_project/00m0$Build-3</meta:generator>
    <meta:document-statistic meta:table-count="1" meta:cell-count="58" meta:object-count="0"/>
  </office:meta>
</office:document-meta>
</file>